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31">
      <style:table-cell-properties fo:border="0.74pt solid #000000"/>
    </style:style>
    <style:style style:name="ce4" style:family="table-cell" style:parent-style-name="Result" style:data-style-name="N131">
      <style:table-cell-properties fo:background-color="#b2b2b2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Result">
      <style:table-cell-properties fo:background-color="#b2b2b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UGE-1</text:p>
          </table:table-cell>
          <table:table-cell table:style-name="ce1" office:value-type="string" calcext:value-type="string">
            <text:p>ROUGE-L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Method</text:p>
          </table:table-cell>
          <table:table-cell table:number-columns-repeated="1018"/>
        </table:table-row>
        <table:table-row-group>
          <table:table-row-group>
            <table:table-row-group>
              <table:table-row-group table:display="false">
                <table:table-row table:style-name="ro2" table:visibility="collapse">
                  <table:table-cell table:style-name="ce1" office:value-type="string" calcext:value-type="string">
                    <text:p>Herzberg_0</text:p>
                  </table:table-cell>
                  <table:table-cell table:style-name="ce3" office:value-type="float" office:value="0.015226277779914" calcext:value-type="float">
                    <text:p>0,0152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1</text:p>
                  </table:table-cell>
                  <table:table-cell table:style-name="ce3" office:value-type="float" office:value="0.278246232883531" calcext:value-type="float">
                    <text:p>0,2782</text:p>
                  </table:table-cell>
                  <table:table-cell table:number-columns-repeated="2" table:style-name="ce3" office:value-type="float" office:value="0.461538461538461" calcext:value-type="float">
                    <text:p>0,4615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2</text:p>
                  </table:table-cell>
                  <table:table-cell table:style-name="ce3" office:value-type="float" office:value="0.336607735780637" calcext:value-type="float">
                    <text:p>0,3366</text:p>
                  </table:table-cell>
                  <table:table-cell table:number-columns-repeated="2" table:style-name="ce3" office:value-type="float" office:value="0.538461538461538" calcext:value-type="float">
                    <text:p>0,5385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3</text:p>
                  </table:table-cell>
                  <table:table-cell table:style-name="ce3" office:value-type="float" office:value="0.344844425795332" calcext:value-type="float">
                    <text:p>0,3448</text:p>
                  </table:table-cell>
                  <table:table-cell table:number-columns-repeated="2" table:style-name="ce3" office:value-type="float" office:value="0.615384615384615" calcext:value-type="float">
                    <text:p>0,6154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4</text:p>
                  </table:table-cell>
                  <table:table-cell table:style-name="ce3" office:value-type="float" office:value="0.061437113830774" calcext:value-type="float">
                    <text:p>0,0614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5</text:p>
                  </table:table-cell>
                  <table:table-cell table:style-name="ce3" office:value-type="float" office:value="0.015207795052484" calcext:value-type="float">
                    <text:p>0,0152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3" office:value-type="float" office:value="0.133333333333333" calcext:value-type="float">
                    <text:p>0,1333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6</text:p>
                  </table:table-cell>
                  <table:table-cell table:style-name="ce3" office:value-type="float" office:value="0.035148478313698" calcext:value-type="float">
                    <text:p>0,0351</text:p>
                  </table:table-cell>
                  <table:table-cell table:style-name="ce3" office:value-type="float" office:value="0.583333333333333" calcext:value-type="float">
                    <text:p>0,5833</text:p>
                  </table:table-cell>
                  <table:table-cell table:style-name="ce3" office:value-type="float" office:value="0.333333333333333" calcext:value-type="float">
                    <text:p>0,3333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7</text:p>
                  </table:table-cell>
                  <table:table-cell table:style-name="ce3" office:value-type="float" office:value="0.017395797375642" calcext:value-type="float">
                    <text:p>0,0174</text:p>
                  </table:table-cell>
                  <table:table-cell table:style-name="ce3" office:value-type="float" office:value="0.333333333333333" calcext:value-type="float">
                    <text:p>0,3333</text:p>
                  </table:table-cell>
                  <table:table-cell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8</text:p>
                  </table:table-cell>
                  <table:table-cell table:style-name="ce3" office:value-type="float" office:value="0.014628063653657" calcext:value-type="float">
                    <text:p>0,0146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9</text:p>
                  </table:table-cell>
                  <table:table-cell table:style-name="ce3" office:value-type="float" office:value="0.025607444805574" calcext:value-type="float">
                    <text:p>0,0256</text:p>
                  </table:table-cell>
                  <table:table-cell table:number-columns-repeated="2" table:style-name="ce3" office:value-type="float" office:value="0.157894736842105" calcext:value-type="float">
                    <text:p>0,1579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10</text:p>
                  </table:table-cell>
                  <table:table-cell table:style-name="ce3" office:value-type="float" office:value="0.025133241015266" calcext:value-type="float">
                    <text:p>0,0251</text:p>
                  </table:table-cell>
                  <table:table-cell table:number-columns-repeated="2" table:style-name="ce3" office:value-type="float" office:value="0.157894736842105" calcext:value-type="float">
                    <text:p>0,1579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0</text:p>
                  </table:table-cell>
                  <table:table-cell table:style-name="ce3" office:value-type="float" office:value="0.020448007360218" calcext:value-type="float">
                    <text:p>0,0204</text:p>
                  </table:table-cell>
                  <table:table-cell table:style-name="ce3" office:value-type="float" office:value="0.4" calcext:value-type="float">
                    <text:p>0,4000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1</text:p>
                  </table:table-cell>
                  <table:table-cell table:style-name="ce3" office:value-type="float" office:value="0.041315515911062" calcext:value-type="float">
                    <text:p>0,0413</text:p>
                  </table:table-cell>
                  <table:table-cell table:style-name="ce3" office:value-type="float" office:value="0.416666666666666" calcext:value-type="float">
                    <text:p>0,4167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2</text:p>
                  </table:table-cell>
                  <table:table-cell table:style-name="ce3" office:value-type="float" office:value="0.020255986027125" calcext:value-type="float">
                    <text:p>0,0203</text:p>
                  </table:table-cell>
                  <table:table-cell table:number-columns-repeated="2" table:style-name="ce3" office:value-type="float" office:value="0.1" calcext:value-type="float">
                    <text:p>0,1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3</text:p>
                  </table:table-cell>
                  <table:table-cell table:style-name="ce3" office:value-type="float" office:value="0.017079852225024" calcext:value-type="float">
                    <text:p>0,0171</text:p>
                  </table:table-cell>
                  <table:table-cell table:style-name="ce3" office:value-type="float" office:value="0.3125" calcext:value-type="float">
                    <text:p>0,3125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4</text:p>
                  </table:table-cell>
                  <table:table-cell table:style-name="ce3" office:value-type="float" office:value="0.01545061615081" calcext:value-type="float">
                    <text:p>0,0155</text:p>
                  </table:table-cell>
                  <table:table-cell table:number-columns-repeated="2"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5</text:p>
                  </table:table-cell>
                  <table:table-cell table:style-name="ce3" office:value-type="float" office:value="0.027166383723579" calcext:value-type="float">
                    <text:p>0,0272</text:p>
                  </table:table-cell>
                  <table:table-cell table:number-columns-repeated="2" table:style-name="ce3" office:value-type="float" office:value="0.4" calcext:value-type="float">
                    <text:p>0,4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0</text:p>
                  </table:table-cell>
                  <table:table-cell table:style-name="ce3" office:value-type="float" office:value="0.013583106526228" calcext:value-type="float">
                    <text:p>0,0136</text:p>
                  </table:table-cell>
                  <table:table-cell table:number-columns-repeated="2" table:style-name="ce3" office:value-type="float" office:value="0.125" calcext:value-type="float">
                    <text:p>0,125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</text:p>
                  </table:table-cell>
                  <table:table-cell table:style-name="ce3" office:value-type="float" office:value="0.064980932218635" calcext:value-type="float">
                    <text:p>0,0650</text:p>
                  </table:table-cell>
                  <table:table-cell table:number-columns-repeated="2" table:style-name="ce3" office:value-type="float" office:value="0.3125" calcext:value-type="float">
                    <text:p>0,3125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2</text:p>
                  </table:table-cell>
                  <table:table-cell table:style-name="ce3" office:value-type="float" office:value="0.015224337726639" calcext:value-type="float">
                    <text:p>0,0152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1875" calcext:value-type="float">
                    <text:p>0,1875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3</text:p>
                  </table:table-cell>
                  <table:table-cell table:style-name="ce3" office:value-type="float" office:value="0.031021577127506" calcext:value-type="float">
                    <text:p>0,0310</text:p>
                  </table:table-cell>
                  <table:table-cell table:style-name="ce3" office:value-type="float" office:value="0.357142857142857" calcext:value-type="float">
                    <text:p>0,3571</text:p>
                  </table:table-cell>
                  <table:table-cell table:style-name="ce3" office:value-type="float" office:value="0.214285714285714" calcext:value-type="float">
                    <text:p>0,2143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4</text:p>
                  </table:table-cell>
                  <table:table-cell table:style-name="ce3" office:value-type="float" office:value="0.013101694097607" calcext:value-type="float">
                    <text:p>0,0131</text:p>
                  </table:table-cell>
                  <table:table-cell table:style-name="ce3" office:value-type="float" office:value="0.142857142857142" calcext:value-type="float">
                    <text:p>0,1429</text:p>
                  </table:table-cell>
                  <table:table-cell table:style-name="ce3" office:value-type="float" office:value="0.071428571428571" calcext:value-type="float">
                    <text:p>0,0714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5</text:p>
                  </table:table-cell>
                  <table:table-cell table:style-name="ce3" office:value-type="float" office:value="0.028724953480912" calcext:value-type="float">
                    <text:p>0,0287</text:p>
                  </table:table-cell>
                  <table:table-cell table:style-name="ce3" office:value-type="float" office:value="0.428571428571428" calcext:value-type="float">
                    <text:p>0,4286</text:p>
                  </table:table-cell>
                  <table:table-cell table:style-name="ce3" office:value-type="float" office:value="0.214285714285714" calcext:value-type="float">
                    <text:p>0,2143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6</text:p>
                  </table:table-cell>
                  <table:table-cell table:style-name="ce3" office:value-type="float" office:value="0.014957166830762" calcext:value-type="float">
                    <text:p>0,0150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7</text:p>
                  </table:table-cell>
                  <table:table-cell table:style-name="ce3" office:value-type="float" office:value="0.01312894420037" calcext:value-type="float">
                    <text:p>0,0131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8</text:p>
                  </table:table-cell>
                  <table:table-cell table:style-name="ce3" office:value-type="float" office:value="0.014286401328894" calcext:value-type="float">
                    <text:p>0,0143</text:p>
                  </table:table-cell>
                  <table:table-cell table:number-columns-repeated="2"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9</text:p>
                  </table:table-cell>
                  <table:table-cell table:style-name="ce3" office:value-type="float" office:value="0.013919212131108" calcext:value-type="float">
                    <text:p>0,0139</text:p>
                  </table:table-cell>
                  <table:table-cell table:number-columns-repeated="2" table:style-name="ce3" office:value-type="float" office:value="0.125" calcext:value-type="float">
                    <text:p>0,125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0</text:p>
                  </table:table-cell>
                  <table:table-cell table:style-name="ce3" office:value-type="float" office:value="0.012764741709898" calcext:value-type="float">
                    <text:p>0,0128</text:p>
                  </table:table-cell>
                  <table:table-cell table:style-name="ce3" office:value-type="float" office:value="0.125" calcext:value-type="float">
                    <text:p>0,1250</text:p>
                  </table:table-cell>
                  <table:table-cell table:style-name="ce3" office:value-type="float" office:value="0.0625" calcext:value-type="float">
                    <text:p>0,0625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1</text:p>
                  </table:table-cell>
                  <table:table-cell table:style-name="ce3" office:value-type="float" office:value="0.012897742882522" calcext:value-type="float">
                    <text:p>0,0129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2</text:p>
                  </table:table-cell>
                  <table:table-cell table:style-name="ce3" office:value-type="float" office:value="0.011451997463067" calcext:value-type="float">
                    <text:p>0,0115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0</text:p>
                  </table:table-cell>
                  <table:table-cell table:style-name="ce3" office:value-type="float" office:value="0.016986197490626" calcext:value-type="float">
                    <text:p>0,0170</text:p>
                  </table:table-cell>
                  <table:table-cell table:number-columns-repeated="2"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</text:p>
                  </table:table-cell>
                  <table:table-cell table:style-name="ce3" office:value-type="float" office:value="0.033428661215627" calcext:value-type="float">
                    <text:p>0,0334</text:p>
                  </table:table-cell>
                  <table:table-cell table:number-columns-repeated="2" table:style-name="ce3" office:value-type="float" office:value="0.4" calcext:value-type="float">
                    <text:p>0,4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</text:p>
                  </table:table-cell>
                  <table:table-cell table:style-name="ce3" office:value-type="float" office:value="0.041523372582301" calcext:value-type="float">
                    <text:p>0,0415</text:p>
                  </table:table-cell>
                  <table:table-cell table:number-columns-repeated="2"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3</text:p>
                  </table:table-cell>
                  <table:table-cell table:style-name="ce3" office:value-type="float" office:value="0.053054470633766" calcext:value-type="float">
                    <text:p>0,0531</text:p>
                  </table:table-cell>
                  <table:table-cell table:number-columns-repeated="2"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4</text:p>
                  </table:table-cell>
                  <table:table-cell table:style-name="ce3" office:value-type="float" office:value="0.015179921662582" calcext:value-type="float">
                    <text:p>0,0152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5</text:p>
                  </table:table-cell>
                  <table:table-cell table:style-name="ce3" office:value-type="float" office:value="0.028840229841635" calcext:value-type="float">
                    <text:p>0,0288</text:p>
                  </table:table-cell>
                  <table:table-cell table:style-name="ce3" office:value-type="float" office:value="0.235294117647058" calcext:value-type="float">
                    <text:p>0,2353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6</text:p>
                  </table:table-cell>
                  <table:table-cell table:style-name="ce3" office:value-type="float" office:value="0.017742397566167" calcext:value-type="float">
                    <text:p>0,0177</text:p>
                  </table:table-cell>
                  <table:table-cell table:number-columns-repeated="2" table:style-name="ce3" office:value-type="float" office:value="0" calcext:value-type="float">
                    <text:p>0,0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7</text:p>
                  </table:table-cell>
                  <table:table-cell table:style-name="ce3" office:value-type="float" office:value="0.016986197490626" calcext:value-type="float">
                    <text:p>0,0170</text:p>
                  </table:table-cell>
                  <table:table-cell table:number-columns-repeated="2"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8</text:p>
                  </table:table-cell>
                  <table:table-cell table:style-name="ce3" office:value-type="float" office:value="0.01553712569276" calcext:value-type="float">
                    <text:p>0,0155</text:p>
                  </table:table-cell>
                  <table:table-cell table:number-columns-repeated="2" table:style-name="ce3" office:value-type="float" office:value="0.1" calcext:value-type="float">
                    <text:p>0,1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9</text:p>
                  </table:table-cell>
                  <table:table-cell table:style-name="ce3" office:value-type="float" office:value="0.017239238102071" calcext:value-type="float">
                    <text:p>0,0172</text:p>
                  </table:table-cell>
                  <table:table-cell table:style-name="ce3" office:value-type="float" office:value="0.3" calcext:value-type="float">
                    <text:p>0,3000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0</text:p>
                  </table:table-cell>
                  <table:table-cell table:style-name="ce3" office:value-type="float" office:value="0.014821809475102" calcext:value-type="float">
                    <text:p>0,0148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1</text:p>
                  </table:table-cell>
                  <table:table-cell table:style-name="ce3" office:value-type="float" office:value="0.013353568993853" calcext:value-type="float">
                    <text:p>0,0134</text:p>
                  </table:table-cell>
                  <table:table-cell table:number-columns-repeated="2" table:style-name="ce3" office:value-type="float" office:value="0.1" calcext:value-type="float">
                    <text:p>0,1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2</text:p>
                  </table:table-cell>
                  <table:table-cell table:style-name="ce3" office:value-type="float" office:value="0.016273889955107" calcext:value-type="float">
                    <text:p>0,0163</text:p>
                  </table:table-cell>
                  <table:table-cell table:style-name="ce3" office:value-type="float" office:value="0.307692307692307" calcext:value-type="float">
                    <text:p>0,3077</text:p>
                  </table:table-cell>
                  <table:table-cell table:style-name="ce3" office:value-type="float" office:value="0.23076923076923" calcext:value-type="float">
                    <text:p>0,2308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3</text:p>
                  </table:table-cell>
                  <table:table-cell table:style-name="ce3" office:value-type="float" office:value="0.014130844488483" calcext:value-type="float">
                    <text:p>0,0141</text:p>
                  </table:table-cell>
                  <table:table-cell table:style-name="ce3" office:value-type="float" office:value="0.461538461538461" calcext:value-type="float">
                    <text:p>0,4615</text:p>
                  </table:table-cell>
                  <table:table-cell table:style-name="ce3" office:value-type="float" office:value="0.384615384615384" calcext:value-type="float">
                    <text:p>0,3846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4</text:p>
                  </table:table-cell>
                  <table:table-cell table:style-name="ce3" office:value-type="float" office:value="0.017395797375642" calcext:value-type="float">
                    <text:p>0,0174</text:p>
                  </table:table-cell>
                  <table:table-cell table:style-name="ce3" office:value-type="float" office:value="0.166666666666666" calcext:value-type="float">
                    <text:p>0,1667</text:p>
                  </table:table-cell>
                  <table:table-cell table:style-name="ce3" office:value-type="float" office:value="0.083333333333333" calcext:value-type="float">
                    <text:p>0,0833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5</text:p>
                  </table:table-cell>
                  <table:table-cell table:style-name="ce3" office:value-type="float" office:value="0.017395797375642" calcext:value-type="float">
                    <text:p>0,0174</text:p>
                  </table:table-cell>
                  <table:table-cell table:number-columns-repeated="2"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6</text:p>
                  </table:table-cell>
                  <table:table-cell table:style-name="ce3" office:value-type="float" office:value="0.032454398437406" calcext:value-type="float">
                    <text:p>0,0325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7</text:p>
                  </table:table-cell>
                  <table:table-cell table:style-name="ce3" office:value-type="float" office:value="0.042430767211132" calcext:value-type="float">
                    <text:p>0,0424</text:p>
                  </table:table-cell>
                  <table:table-cell table:style-name="ce3" office:value-type="float" office:value="0.533333333333333" calcext:value-type="float">
                    <text:p>0,5333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8</text:p>
                  </table:table-cell>
                  <table:table-cell table:style-name="ce3" office:value-type="float" office:value="0.018107569251105" calcext:value-type="float">
                    <text:p>0,0181</text:p>
                  </table:table-cell>
                  <table:table-cell table:number-columns-repeated="2" table:style-name="ce3" office:value-type="float" office:value="0.076923076923076" calcext:value-type="float">
                    <text:p>0,0769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9</text:p>
                  </table:table-cell>
                  <table:table-cell table:style-name="ce3" office:value-type="float" office:value="0.012846189726767" calcext:value-type="float">
                    <text:p>0,0128</text:p>
                  </table:table-cell>
                  <table:table-cell table:style-name="ce3" office:value-type="float" office:value="0.23076923076923" calcext:value-type="float">
                    <text:p>0,2308</text:p>
                  </table:table-cell>
                  <table:table-cell table:style-name="ce3" office:value-type="float" office:value="0.153846153846153" calcext:value-type="float">
                    <text:p>0,1538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0</text:p>
                  </table:table-cell>
                  <table:table-cell table:style-name="ce3" office:value-type="float" office:value="0.022678085340107" calcext:value-type="float">
                    <text:p>0,0227</text:p>
                  </table:table-cell>
                  <table:table-cell table:number-columns-repeated="2" table:style-name="ce3" office:value-type="float" office:value="0.111111111111111" calcext:value-type="float">
                    <text:p>0,1111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1</text:p>
                  </table:table-cell>
                  <table:table-cell table:style-name="ce3" office:value-type="float" office:value="0.008687475782716" calcext:value-type="float">
                    <text:p>0,0087</text:p>
                  </table:table-cell>
                  <table:table-cell table:number-columns-repeated="2" table:style-name="ce3" office:value-type="float" office:value="0.176470588235294" calcext:value-type="float">
                    <text:p>0,1765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bert</text:p>
                  </table:table-cell>
                  <table:table-cell table:number-columns-repeated="1018"/>
                </table:table-row>
              </table:table-row-group>
              <table:table-row table:style-name="ro2">
                <table:table-cell table:style-name="ce2"/>
                <table:table-cell table:style-name="ce4" table:formula="of:=SUBTOTAL(7;[.$B$2:.$B$53])" office:value-type="float" office:value="0.0714902841908085" calcext:value-type="float">
                  <text:p>0,0715</text:p>
                </table:table-cell>
                <table:table-cell table:style-name="ce4" table:formula="of:=SUBTOTAL(7;[.$C$2:.$C$53])" office:value-type="float" office:value="0.140793052396691" calcext:value-type="float">
                  <text:p>0,1408</text:p>
                </table:table-cell>
                <table:table-cell table:style-name="ce4" table:formula="of:=SUBTOTAL(7;[.$D$2:.$D$53])" office:value-type="float" office:value="0.119401753964689" calcext:value-type="float">
                  <text:p>0,1194</text:p>
                </table:table-cell>
                <table:table-cell table:style-name="ce6"/>
                <table:table-cell table:style-name="ce7" office:value-type="string" calcext:value-type="string">
                  <text:p>sim_bert DesvPad</text:p>
                </table:table-cell>
                <table:table-cell table:number-columns-repeated="1018"/>
              </table:table-row>
            </table:table-row-group>
            <table:table-row table:style-name="ro2">
              <table:table-cell table:style-name="ce2"/>
              <table:table-cell table:style-name="ce4" table:formula="of:=SUBTOTAL(1;[.$B$2:.$B$54])" office:value-type="float" office:value="0.0395833804057634" calcext:value-type="float">
                <text:p>0,0396</text:p>
              </table:table-cell>
              <table:table-cell table:style-name="ce4" table:formula="of:=SUBTOTAL(1;[.$C$2:.$C$54])" office:value-type="float" office:value="0.25180496417398" calcext:value-type="float">
                <text:p>0,2518</text:p>
              </table:table-cell>
              <table:table-cell table:style-name="ce4" table:formula="of:=SUBTOTAL(1;[.$D$2:.$D$54])" office:value-type="float" office:value="0.197321980151969" calcext:value-type="float">
                <text:p>0,1973</text:p>
              </table:table-cell>
              <table:table-cell table:style-name="ce6"/>
              <table:table-cell table:style-name="ce7" office:value-type="string" calcext:value-type="string">
                <text:p>sim_bert Média</text:p>
              </table:table-cell>
              <table:table-cell table:number-columns-repeated="1018"/>
            </table:table-row>
            <table:table-row-group>
              <table:table-row-group table:display="false">
                <table:table-row table:style-name="ro2" table:visibility="collapse">
                  <table:table-cell table:style-name="ce1" office:value-type="string" calcext:value-type="string">
                    <text:p>Herzberg_0</text:p>
                  </table:table-cell>
                  <table:table-cell table:style-name="ce3" office:value-type="float" office:value="0.015226277779914" calcext:value-type="float">
                    <text:p>0,0152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1</text:p>
                  </table:table-cell>
                  <table:table-cell table:style-name="ce3" office:value-type="float" office:value="0.344844425795332" calcext:value-type="float">
                    <text:p>0,3448</text:p>
                  </table:table-cell>
                  <table:table-cell table:number-columns-repeated="2" table:style-name="ce3" office:value-type="float" office:value="0.615384615384615" calcext:value-type="float">
                    <text:p>0,6154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2</text:p>
                  </table:table-cell>
                  <table:table-cell table:style-name="ce3" office:value-type="float" office:value="0.344844425795332" calcext:value-type="float">
                    <text:p>0,3448</text:p>
                  </table:table-cell>
                  <table:table-cell table:number-columns-repeated="2" table:style-name="ce3" office:value-type="float" office:value="0.615384615384615" calcext:value-type="float">
                    <text:p>0,6154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3</text:p>
                  </table:table-cell>
                  <table:table-cell table:style-name="ce3" office:value-type="float" office:value="0.036787632499277" calcext:value-type="float">
                    <text:p>0,0368</text:p>
                  </table:table-cell>
                  <table:table-cell table:style-name="ce3" office:value-type="float" office:value="0.615384615384615" calcext:value-type="float">
                    <text:p>0,6154</text:p>
                  </table:table-cell>
                  <table:table-cell table:style-name="ce3" office:value-type="float" office:value="0.307692307692307" calcext:value-type="float">
                    <text:p>0,3077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4</text:p>
                  </table:table-cell>
                  <table:table-cell table:style-name="ce3" office:value-type="float" office:value="0.014378418466065" calcext:value-type="float">
                    <text:p>0,0144</text:p>
                  </table:table-cell>
                  <table:table-cell table:number-columns-repeated="2" table:style-name="ce3" office:value-type="float" office:value="0.066666666666666" calcext:value-type="float">
                    <text:p>0,0667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5</text:p>
                  </table:table-cell>
                  <table:table-cell table:style-name="ce3" office:value-type="float" office:value="0.026920508809559" calcext:value-type="float">
                    <text:p>0,0269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3" office:value-type="float" office:value="0.133333333333333" calcext:value-type="float">
                    <text:p>0,1333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6</text:p>
                  </table:table-cell>
                  <table:table-cell table:style-name="ce3" office:value-type="float" office:value="0.045769892157625" calcext:value-type="float">
                    <text:p>0,0458</text:p>
                  </table:table-cell>
                  <table:table-cell table:style-name="ce3" office:value-type="float" office:value="0.416666666666666" calcext:value-type="float">
                    <text:p>0,4167</text:p>
                  </table:table-cell>
                  <table:table-cell table:style-name="ce3" office:value-type="float" office:value="0.333333333333333" calcext:value-type="float">
                    <text:p>0,3333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7</text:p>
                  </table:table-cell>
                  <table:table-cell table:style-name="ce3" office:value-type="float" office:value="0.039073802494525" calcext:value-type="float">
                    <text:p>0,0391</text:p>
                  </table:table-cell>
                  <table:table-cell table:number-columns-repeated="2" table:style-name="ce3" office:value-type="float" office:value="0.333333333333333" calcext:value-type="float">
                    <text:p>0,3333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8</text:p>
                  </table:table-cell>
                  <table:table-cell table:style-name="ce3" office:value-type="float" office:value="0.016986197490626" calcext:value-type="float">
                    <text:p>0,0170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9</text:p>
                  </table:table-cell>
                  <table:table-cell table:style-name="ce3" office:value-type="float" office:value="0.025717247215323" calcext:value-type="float">
                    <text:p>0,0257</text:p>
                  </table:table-cell>
                  <table:table-cell table:number-columns-repeated="2" table:style-name="ce3" office:value-type="float" office:value="0.157894736842105" calcext:value-type="float">
                    <text:p>0,1579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Herzberg_10</text:p>
                  </table:table-cell>
                  <table:table-cell table:style-name="ce3" office:value-type="float" office:value="0.027192678180279" calcext:value-type="float">
                    <text:p>0,0272</text:p>
                  </table:table-cell>
                  <table:table-cell table:number-columns-repeated="2" table:style-name="ce3" office:value-type="float" office:value="0.210526315789473" calcext:value-type="float">
                    <text:p>0,2105</text:p>
                  </table:table-cell>
                  <table:table-cell table:style-name="ce5" office:value-type="string" calcext:value-type="string">
                    <text:p>Herzberg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0</text:p>
                  </table:table-cell>
                  <table:table-cell table:style-name="ce3" office:value-type="float" office:value="0.018476860420522" calcext:value-type="float">
                    <text:p>0,0185</text:p>
                  </table:table-cell>
                  <table:table-cell table:number-columns-repeated="2"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1</text:p>
                  </table:table-cell>
                  <table:table-cell table:style-name="ce3" office:value-type="float" office:value="0.111920038857763" calcext:value-type="float">
                    <text:p>0,1119</text:p>
                  </table:table-cell>
                  <table:table-cell table:number-columns-repeated="2" table:style-name="ce3" office:value-type="float" office:value="0.5" calcext:value-type="float">
                    <text:p>0,5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2</text:p>
                  </table:table-cell>
                  <table:table-cell table:style-name="ce3" office:value-type="float" office:value="0.053863663688318" calcext:value-type="float">
                    <text:p>0,0539</text:p>
                  </table:table-cell>
                  <table:table-cell table:number-columns-repeated="2" table:style-name="ce3" office:value-type="float" office:value="0.5" calcext:value-type="float">
                    <text:p>0,5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3</text:p>
                  </table:table-cell>
                  <table:table-cell table:style-name="ce3" office:value-type="float" office:value="0.031789186946706" calcext:value-type="float">
                    <text:p>0,0318</text:p>
                  </table:table-cell>
                  <table:table-cell table:number-columns-repeated="2" table:style-name="ce3" office:value-type="float" office:value="0.3125" calcext:value-type="float">
                    <text:p>0,3125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4</text:p>
                  </table:table-cell>
                  <table:table-cell table:style-name="ce3" office:value-type="float" office:value="0.012463606455186" calcext:value-type="float">
                    <text:p>0,0125</text:p>
                  </table:table-cell>
                  <table:table-cell table:number-columns-repeated="2" table:style-name="ce3" office:value-type="float" office:value="0.055555555555555" calcext:value-type="float">
                    <text:p>0,0556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aslow_5</text:p>
                  </table:table-cell>
                  <table:table-cell table:style-name="ce3" office:value-type="float" office:value="0.035921434203428" calcext:value-type="float">
                    <text:p>0,0359</text:p>
                  </table:table-cell>
                  <table:table-cell table:number-columns-repeated="2" table:style-name="ce3" office:value-type="float" office:value="0.4" calcext:value-type="float">
                    <text:p>0,4000</text:p>
                  </table:table-cell>
                  <table:table-cell table:style-name="ce5" office:value-type="string" calcext:value-type="string">
                    <text:p>Maslow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0</text:p>
                  </table:table-cell>
                  <table:table-cell table:style-name="ce3" office:value-type="float" office:value="0.015172455787008" calcext:value-type="float">
                    <text:p>0,0152</text:p>
                  </table:table-cell>
                  <table:table-cell table:style-name="ce3" office:value-type="float" office:value="0.1875" calcext:value-type="float">
                    <text:p>0,1875</text:p>
                  </table:table-cell>
                  <table:table-cell table:style-name="ce3" office:value-type="float" office:value="0.125" calcext:value-type="float">
                    <text:p>0,125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</text:p>
                  </table:table-cell>
                  <table:table-cell table:style-name="ce3" office:value-type="float" office:value="0.014378418466065" calcext:value-type="float">
                    <text:p>0,0144</text:p>
                  </table:table-cell>
                  <table:table-cell table:style-name="ce3" office:value-type="float" office:value="0.1875" calcext:value-type="float">
                    <text:p>0,1875</text:p>
                  </table:table-cell>
                  <table:table-cell table:style-name="ce3" office:value-type="float" office:value="0.125" calcext:value-type="float">
                    <text:p>0,125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2</text:p>
                  </table:table-cell>
                  <table:table-cell table:style-name="ce3" office:value-type="float" office:value="0.015276780223747" calcext:value-type="float">
                    <text:p>0,0153</text:p>
                  </table:table-cell>
                  <table:table-cell table:style-name="ce3" office:value-type="float" office:value="0.3125" calcext:value-type="float">
                    <text:p>0,3125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3</text:p>
                  </table:table-cell>
                  <table:table-cell table:style-name="ce3" office:value-type="float" office:value="0.030693474997422" calcext:value-type="float">
                    <text:p>0,0307</text:p>
                  </table:table-cell>
                  <table:table-cell table:style-name="ce3" office:value-type="float" office:value="0.357142857142857" calcext:value-type="float">
                    <text:p>0,3571</text:p>
                  </table:table-cell>
                  <table:table-cell table:style-name="ce3" office:value-type="float" office:value="0.214285714285714" calcext:value-type="float">
                    <text:p>0,2143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4</text:p>
                  </table:table-cell>
                  <table:table-cell table:style-name="ce3" office:value-type="float" office:value="0.01451404821498" calcext:value-type="float">
                    <text:p>0,0145</text:p>
                  </table:table-cell>
                  <table:table-cell table:style-name="ce3" office:value-type="float" office:value="0.214285714285714" calcext:value-type="float">
                    <text:p>0,2143</text:p>
                  </table:table-cell>
                  <table:table-cell table:style-name="ce3" office:value-type="float" office:value="0.142857142857142" calcext:value-type="float">
                    <text:p>0,1429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5</text:p>
                  </table:table-cell>
                  <table:table-cell table:style-name="ce3" office:value-type="float" office:value="0.03009034171528" calcext:value-type="float">
                    <text:p>0,0301</text:p>
                  </table:table-cell>
                  <table:table-cell table:style-name="ce3" office:value-type="float" office:value="0.357142857142857" calcext:value-type="float">
                    <text:p>0,3571</text:p>
                  </table:table-cell>
                  <table:table-cell table:style-name="ce3" office:value-type="float" office:value="0.214285714285714" calcext:value-type="float">
                    <text:p>0,2143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6</text:p>
                  </table:table-cell>
                  <table:table-cell table:style-name="ce3" office:value-type="float" office:value="0.014107968674307" calcext:value-type="float">
                    <text:p>0,0141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7</text:p>
                  </table:table-cell>
                  <table:table-cell table:style-name="ce3" office:value-type="float" office:value="0.012918025833717" calcext:value-type="float">
                    <text:p>0,0129</text:p>
                  </table:table-cell>
                  <table:table-cell table:style-name="ce3" office:value-type="float" office:value="0.294117647058823" calcext:value-type="float">
                    <text:p>0,2941</text:p>
                  </table:table-cell>
                  <table:table-cell table:style-name="ce3" office:value-type="float" office:value="0.235294117647058" calcext:value-type="float">
                    <text:p>0,2353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8</text:p>
                  </table:table-cell>
                  <table:table-cell table:style-name="ce3" office:value-type="float" office:value="0.023830412565256" calcext:value-type="float">
                    <text:p>0,0238</text:p>
                  </table:table-cell>
                  <table:table-cell table:number-columns-repeated="2"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9</text:p>
                  </table:table-cell>
                  <table:table-cell table:style-name="ce3" office:value-type="float" office:value="0.012475991471985" calcext:value-type="float">
                    <text:p>0,0125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125" calcext:value-type="float">
                    <text:p>0,1250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0</text:p>
                  </table:table-cell>
                  <table:table-cell table:style-name="ce3" office:value-type="float" office:value="0.013596557465655" calcext:value-type="float">
                    <text:p>0,0136</text:p>
                  </table:table-cell>
                  <table:table-cell table:style-name="ce3" office:value-type="float" office:value="0.1875" calcext:value-type="float">
                    <text:p>0,1875</text:p>
                  </table:table-cell>
                  <table:table-cell table:style-name="ce3" office:value-type="float" office:value="0.0625" calcext:value-type="float">
                    <text:p>0,0625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1</text:p>
                  </table:table-cell>
                  <table:table-cell table:style-name="ce3" office:value-type="float" office:value="0.014126508859988" calcext:value-type="float">
                    <text:p>0,0141</text:p>
                  </table:table-cell>
                  <table:table-cell table:style-name="ce3" office:value-type="float" office:value="0.176470588235294" calcext:value-type="float">
                    <text:p>0,1765</text:p>
                  </table:table-cell>
                  <table:table-cell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McClelland_12</text:p>
                  </table:table-cell>
                  <table:table-cell table:style-name="ce3" office:value-type="float" office:value="0.009849349468888" calcext:value-type="float">
                    <text:p>0,0098</text:p>
                  </table:table-cell>
                  <table:table-cell table:number-columns-repeated="2" table:style-name="ce3" office:value-type="float" office:value="0.176470588235294" calcext:value-type="float">
                    <text:p>0,1765</text:p>
                  </table:table-cell>
                  <table:table-cell table:style-name="ce5" office:value-type="string" calcext:value-type="string">
                    <text:p>McClelland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0</text:p>
                  </table:table-cell>
                  <table:table-cell table:style-name="ce3" office:value-type="float" office:value="0.01869300079996" calcext:value-type="float">
                    <text:p>0,0187</text:p>
                  </table:table-cell>
                  <table:table-cell table:style-name="ce3" office:value-type="float" office:value="0.5" calcext:value-type="float">
                    <text:p>0,5000</text:p>
                  </table:table-cell>
                  <table:table-cell table:style-name="ce3" office:value-type="float" office:value="0.4" calcext:value-type="float">
                    <text:p>0,4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</text:p>
                  </table:table-cell>
                  <table:table-cell table:style-name="ce3" office:value-type="float" office:value="0.01553712569276" calcext:value-type="float">
                    <text:p>0,0155</text:p>
                  </table:table-cell>
                  <table:table-cell table:number-columns-repeated="2" table:style-name="ce3" office:value-type="float" office:value="0.1" calcext:value-type="float">
                    <text:p>0,1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</text:p>
                  </table:table-cell>
                  <table:table-cell table:style-name="ce3" office:value-type="float" office:value="0.027166383723579" calcext:value-type="float">
                    <text:p>0,0272</text:p>
                  </table:table-cell>
                  <table:table-cell table:number-columns-repeated="2" table:style-name="ce3" office:value-type="float" office:value="0.4" calcext:value-type="float">
                    <text:p>0,4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3</text:p>
                  </table:table-cell>
                  <table:table-cell table:style-name="ce3" office:value-type="float" office:value="0.014126508859988" calcext:value-type="float">
                    <text:p>0,0141</text:p>
                  </table:table-cell>
                  <table:table-cell table:number-columns-repeated="2" table:style-name="ce3" office:value-type="float" office:value="0.117647058823529" calcext:value-type="float">
                    <text:p>0,1176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4</text:p>
                  </table:table-cell>
                  <table:table-cell table:style-name="ce3" office:value-type="float" office:value="0.030119166060089" calcext:value-type="float">
                    <text:p>0,0301</text:p>
                  </table:table-cell>
                  <table:table-cell table:style-name="ce3" office:value-type="float" office:value="0.352941176470588" calcext:value-type="float">
                    <text:p>0,3529</text:p>
                  </table:table-cell>
                  <table:table-cell table:style-name="ce3" office:value-type="float" office:value="0.235294117647058" calcext:value-type="float">
                    <text:p>0,2353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5</text:p>
                  </table:table-cell>
                  <table:table-cell table:style-name="ce3" office:value-type="float" office:value="0.030212060446303" calcext:value-type="float">
                    <text:p>0,0302</text:p>
                  </table:table-cell>
                  <table:table-cell table:number-columns-repeated="2" table:style-name="ce3" office:value-type="float" office:value="0.352941176470588" calcext:value-type="float">
                    <text:p>0,3529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6</text:p>
                  </table:table-cell>
                  <table:table-cell table:style-name="ce3" office:value-type="float" office:value="0.018850319022747" calcext:value-type="float">
                    <text:p>0,0189</text:p>
                  </table:table-cell>
                  <table:table-cell table:number-columns-repeated="2" table:style-name="ce3" office:value-type="float" office:value="0.1" calcext:value-type="float">
                    <text:p>0,1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7</text:p>
                  </table:table-cell>
                  <table:table-cell table:style-name="ce3" office:value-type="float" office:value="0.016986197490626" calcext:value-type="float">
                    <text:p>0,0170</text:p>
                  </table:table-cell>
                  <table:table-cell table:number-columns-repeated="2" table:style-name="ce3" office:value-type="float" office:value="0.3" calcext:value-type="float">
                    <text:p>0,3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8</text:p>
                  </table:table-cell>
                  <table:table-cell table:style-name="ce3" office:value-type="float" office:value="0.018476860420522" calcext:value-type="float">
                    <text:p>0,0185</text:p>
                  </table:table-cell>
                  <table:table-cell table:number-columns-repeated="2" table:style-name="ce3" office:value-type="float" office:value="0.3" calcext:value-type="float">
                    <text:p>0,3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9</text:p>
                  </table:table-cell>
                  <table:table-cell table:style-name="ce3" office:value-type="float" office:value="0.016359615552973" calcext:value-type="float">
                    <text:p>0,0164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0</text:p>
                  </table:table-cell>
                  <table:table-cell table:style-name="ce3" office:value-type="float" office:value="0.01588015925817" calcext:value-type="float">
                    <text:p>0,0159</text:p>
                  </table:table-cell>
                  <table:table-cell table:style-name="ce3" office:value-type="float" office:value="0.25" calcext:value-type="float">
                    <text:p>0,2500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1</text:p>
                  </table:table-cell>
                  <table:table-cell table:style-name="ce3" office:value-type="float" office:value="0.015172455787008" calcext:value-type="float">
                    <text:p>0,0152</text:p>
                  </table:table-cell>
                  <table:table-cell table:number-columns-repeated="2"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2</text:p>
                  </table:table-cell>
                  <table:table-cell table:style-name="ce3" office:value-type="float" office:value="0.03441508716585" calcext:value-type="float">
                    <text:p>0,0344</text:p>
                  </table:table-cell>
                  <table:table-cell table:style-name="ce3" office:value-type="float" office:value="0.307692307692307" calcext:value-type="float">
                    <text:p>0,3077</text:p>
                  </table:table-cell>
                  <table:table-cell table:style-name="ce3" office:value-type="float" office:value="0.153846153846153" calcext:value-type="float">
                    <text:p>0,1538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3</text:p>
                  </table:table-cell>
                  <table:table-cell table:style-name="ce3" office:value-type="float" office:value="0.015243896465019" calcext:value-type="float">
                    <text:p>0,0152</text:p>
                  </table:table-cell>
                  <table:table-cell table:number-columns-repeated="2" table:style-name="ce3" office:value-type="float" office:value="0.153846153846153" calcext:value-type="float">
                    <text:p>0,1538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4</text:p>
                  </table:table-cell>
                  <table:table-cell table:style-name="ce3" office:value-type="float" office:value="0.018886655934132" calcext:value-type="float">
                    <text:p>0,0189</text:p>
                  </table:table-cell>
                  <table:table-cell table:number-columns-repeated="2" table:style-name="ce3" office:value-type="float" office:value="0.083333333333333" calcext:value-type="float">
                    <text:p>0,0833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5</text:p>
                  </table:table-cell>
                  <table:table-cell table:style-name="ce3" office:value-type="float" office:value="0.018886655934132" calcext:value-type="float">
                    <text:p>0,0189</text:p>
                  </table:table-cell>
                  <table:table-cell table:style-name="ce3" office:value-type="float" office:value="0.166666666666666" calcext:value-type="float">
                    <text:p>0,1667</text:p>
                  </table:table-cell>
                  <table:table-cell table:style-name="ce3" office:value-type="float" office:value="0.083333333333333" calcext:value-type="float">
                    <text:p>0,0833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6</text:p>
                  </table:table-cell>
                  <table:table-cell table:style-name="ce3" office:value-type="float" office:value="0.03441508716585" calcext:value-type="float">
                    <text:p>0,0344</text:p>
                  </table:table-cell>
                  <table:table-cell table:style-name="ce3" office:value-type="float" office:value="0.333333333333333" calcext:value-type="float">
                    <text:p>0,3333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7</text:p>
                  </table:table-cell>
                  <table:table-cell table:style-name="ce3" office:value-type="float" office:value="0.01638063278514" calcext:value-type="float">
                    <text:p>0,0164</text:p>
                  </table:table-cell>
                  <table:table-cell table:style-name="ce3" office:value-type="float" office:value="0.266666666666666" calcext:value-type="float">
                    <text:p>0,2667</text:p>
                  </table:table-cell>
                  <table:table-cell table:style-name="ce3" office:value-type="float" office:value="0.2" calcext:value-type="float">
                    <text:p>0,2000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8</text:p>
                  </table:table-cell>
                  <table:table-cell table:style-name="ce3" office:value-type="float" office:value="0.018618937187482" calcext:value-type="float">
                    <text:p>0,0186</text:p>
                  </table:table-cell>
                  <table:table-cell table:number-columns-repeated="2" table:style-name="ce3" office:value-type="float" office:value="0.076923076923076" calcext:value-type="float">
                    <text:p>0,0769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19</text:p>
                  </table:table-cell>
                  <table:table-cell table:style-name="ce3" office:value-type="float" office:value="0.029129342005224" calcext:value-type="float">
                    <text:p>0,0291</text:p>
                  </table:table-cell>
                  <table:table-cell table:number-columns-repeated="2" table:style-name="ce3" office:value-type="float" office:value="0.153846153846153" calcext:value-type="float">
                    <text:p>0,1538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0</text:p>
                  </table:table-cell>
                  <table:table-cell table:style-name="ce3" office:value-type="float" office:value="0.015224337726639" calcext:value-type="float">
                    <text:p>0,0152</text:p>
                  </table:table-cell>
                  <table:table-cell table:number-columns-repeated="2" table:style-name="ce3" office:value-type="float" office:value="0.166666666666666" calcext:value-type="float">
                    <text:p>0,1667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  <table:table-row table:style-name="ro2" table:visibility="collapse">
                  <table:table-cell table:style-name="ce1" office:value-type="string" calcext:value-type="string">
                    <text:p>Neurobiology &amp;motivation_21</text:p>
                  </table:table-cell>
                  <table:table-cell table:style-name="ce3" office:value-type="float" office:value="0.013679192123121" calcext:value-type="float">
                    <text:p>0,0137</text:p>
                  </table:table-cell>
                  <table:table-cell table:number-columns-repeated="2" table:style-name="ce3" office:value-type="float" office:value="0.352941176470588" calcext:value-type="float">
                    <text:p>0,3529</text:p>
                  </table:table-cell>
                  <table:table-cell table:style-name="ce5" office:value-type="string" calcext:value-type="string">
                    <text:p>Neurobiology &amp;motivation</text:p>
                  </table:table-cell>
                  <table:table-cell table:style-name="ce5" office:value-type="string" calcext:value-type="string">
                    <text:p>sim_tfidf</text:p>
                  </table:table-cell>
                  <table:table-cell table:number-columns-repeated="1018"/>
                </table:table-row>
              </table:table-row-group>
              <table:table-row table:style-name="ro2">
                <table:table-cell table:style-name="ce2"/>
                <table:table-cell table:style-name="ce4" table:formula="of:=SUBTOTAL(7;[.$B$56:.$B$107])" office:value-type="float" office:value="0.0642927977195403" calcext:value-type="float">
                  <text:p>0,0643</text:p>
                </table:table-cell>
                <table:table-cell table:style-name="ce4" table:formula="of:=SUBTOTAL(7;[.$C$56:.$C$107])" office:value-type="float" office:value="0.141235247673758" calcext:value-type="float">
                  <text:p>0,1412</text:p>
                </table:table-cell>
                <table:table-cell table:style-name="ce4" table:formula="of:=SUBTOTAL(7;[.$D$56:.$D$107])" office:value-type="float" office:value="0.135054776292219" calcext:value-type="float">
                  <text:p>0,1351</text:p>
                </table:table-cell>
                <table:table-cell table:style-name="ce6"/>
                <table:table-cell table:style-name="ce7" office:value-type="string" calcext:value-type="string">
                  <text:p>sim_tfidf DesvPad</text:p>
                </table:table-cell>
                <table:table-cell table:number-columns-repeated="1018"/>
              </table:table-row>
            </table:table-row-group>
            <table:table-row table:style-name="ro2">
              <table:table-cell table:style-name="ce2"/>
              <table:table-cell table:style-name="ce4" table:formula="of:=SUBTOTAL(1;[.$B$56:.$B$108])" office:value-type="float" office:value="0.0360705059347575" calcext:value-type="float">
                <text:p>0,0361</text:p>
              </table:table-cell>
              <table:table-cell table:style-name="ce4" table:formula="of:=SUBTOTAL(1;[.$C$56:.$C$108])" office:value-type="float" office:value="0.269156858346993" calcext:value-type="float">
                <text:p>0,2692</text:p>
              </table:table-cell>
              <table:table-cell table:style-name="ce4" table:formula="of:=SUBTOTAL(1;[.$D$56:.$D$108])" office:value-type="float" office:value="0.225561365416092" calcext:value-type="float">
                <text:p>0,2256</text:p>
              </table:table-cell>
              <table:table-cell table:style-name="ce6"/>
              <table:table-cell table:style-name="ce7" office:value-type="string" calcext:value-type="string">
                <text:p>sim_tfidf Média</text:p>
              </table:table-cell>
              <table:table-cell table:number-columns-repeated="1018"/>
            </table:table-row>
          </table:table-row-group>
          <table:table-row table:style-name="ro2">
            <table:table-cell table:style-name="ce2"/>
            <table:table-cell table:style-name="ce4" table:formula="of:=SUBTOTAL(7;[.$B$2:.$B$109])" office:value-type="float" office:value="0.0676790326661156" calcext:value-type="float">
              <text:p>0,0677</text:p>
            </table:table-cell>
            <table:table-cell table:style-name="ce4" table:formula="of:=SUBTOTAL(7;[.$C$2:.$C$109])" office:value-type="float" office:value="0.14059866149417" calcext:value-type="float">
              <text:p>0,1406</text:p>
            </table:table-cell>
            <table:table-cell table:style-name="ce4" table:formula="of:=SUBTOTAL(7;[.$D$2:.$D$109])" office:value-type="float" office:value="0.127639479344326" calcext:value-type="float">
              <text:p>0,1276</text:p>
            </table:table-cell>
            <table:table-cell table:style-name="ce6"/>
            <table:table-cell table:style-name="ce7" office:value-type="string" calcext:value-type="string">
              <text:p>Grande DesvPad</text:p>
            </table:table-cell>
            <table:table-cell table:number-columns-repeated="1018"/>
          </table:table-row>
        </table:table-row-group>
        <table:table-row table:style-name="ro2">
          <table:table-cell table:style-name="ce2"/>
          <table:table-cell table:style-name="ce4" table:formula="of:=SUBTOTAL(1;[.$B$2:.$B$110])" office:value-type="float" office:value="0.0378269431702605" calcext:value-type="float">
            <text:p>0,0378</text:p>
          </table:table-cell>
          <table:table-cell table:style-name="ce4" table:formula="of:=SUBTOTAL(1;[.$C$2:.$C$110])" office:value-type="float" office:value="0.260480911260486" calcext:value-type="float">
            <text:p>0,2605</text:p>
          </table:table-cell>
          <table:table-cell table:style-name="ce4" table:formula="of:=SUBTOTAL(1;[.$D$2:.$D$110])" office:value-type="float" office:value="0.211441672784031" calcext:value-type="float">
            <text:p>0,2114</text:p>
          </table:table-cell>
          <table:table-cell table:style-name="ce6"/>
          <table:table-cell table:style-name="ce7" office:value-type="string" calcext:value-type="string">
            <text:p>Grande Média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heet1.B1:Sheet1.F107"/>
        <table:database-range table:name="__Anonymous_DB__2" table:target-range-address="Sheet1.J6:Sheet1.J6" table:contains-header="false"/>
        <table:database-range table:name="__Anonymous_DB__3" table:target-range-address="Sheet1.A1:Sheet1.F111">
          <table:sort>
            <table:sort-by table:field-number="5" table:data-type="automatic"/>
            <table:sort-by table:field-number="5" table:data-type="automatic"/>
          </table:sort>
          <table:subtotal-rules>
            <table:sort-groups/>
            <table:subtotal-rule table:group-by-field-number="5">
              <table:subtotal-field table:field-number="1" table:function="average"/>
              <table:subtotal-field table:field-number="2" table:function="average"/>
              <table:subtotal-field table:field-number="3" table:function="average"/>
            </table:subtotal-rule>
            <table:subtotal-rule table:group-by-field-number="5">
              <table:subtotal-field table:field-number="1" table:function="stdev"/>
              <table:subtotal-field table:field-number="2" table:function="stdev"/>
              <table:subtotal-field table:field-number="3" table:function="stdev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2-04-25T18:19:50</meta:creation-date>
    <dc:date>2022-04-27T16:46:23.013000000</dc:date>
    <meta:generator>LibreOffice/7.3.0.3$Windows_X86_64 LibreOffice_project/0f246aa12d0eee4a0f7adcefbf7c878fc2238db3</meta:generator>
    <meta:editing-duration>PT5H31M36S</meta:editing-duration>
    <meta:editing-cycles>1</meta:editing-cycles>
    <meta:document-statistic meta:table-count="1" meta:cell-count="653" meta:object-count="0"/>
    <meta:user-defined meta:name="AppVersion">3.0</meta:user-defined>
  </office:meta>
</office:document-meta>
</file>